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TimesNewRomanPS-BoldMT, serif" svg:font-family="TimesNewRomanPS-BoldMT, 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autospace="none" fo:margin-bottom="0.1965in" fo:line-height="0.2222in" fo:margin-left="2.2263in" fo:margin-right="0.6118in" fo:text-indent="-2.1979in">
        <style:tab-stops>
          <style:tab-stop style:type="left" style:position="0.7944in"/>
        </style:tab-stops>
      </style:paragraph-properties>
      <style:text-properties fo:font-size="16pt" style:font-size-asian="16pt" style:font-size-complex="16pt"/>
    </style:style>
    <style:style style:name="P9" style:parent-style-name="Standard" style:family="paragraph">
      <style:paragraph-properties style:text-autospace="none" fo:margin-bottom="0.1965in" fo:line-height="0.2222in" fo:margin-left="2.2263in" fo:margin-right="0.6118in" fo:text-indent="-2.1979in">
        <style:tab-stops>
          <style:tab-stop style:type="left" style:position="0.7944in"/>
        </style:tab-stops>
      </style:paragraph-properties>
    </style:style>
    <style:style style:name="T10" style:parent-style-name="Fuentedepárrafopredeter." style:family="text">
      <style:text-properties fo:font-weight="bold" style:font-weight-asian="bold" style:font-weight-complex="bold" fo:letter-spacing="-0.0013in" fo:font-size="16pt" style:font-size-asian="16pt" style:font-size-complex="16pt"/>
    </style:style>
    <style:style style:name="P11" style:parent-style-name="Standard" style:family="paragraph">
      <style:paragraph-properties style:text-autospace="none" fo:text-align="center" fo:margin-bottom="0.1965in" fo:line-height="0.2222in" fo:margin-left="2.2263in" fo:margin-right="0.6118in" fo:text-indent="-1.4583in">
        <style:tab-stops>
          <style:tab-stop style:type="left" style:position="0.7944in"/>
        </style:tab-stops>
      </style:paragraph-properties>
    </style:style>
    <style:style style:name="T12" style:parent-style-name="Fuentedepárrafopredeter." style:family="text">
      <style:text-properties fo:font-weight="bold" style:font-weight-asian="bold" style:font-weight-complex="bold" fo:letter-spacing="-0.0013in" fo:font-size="16pt" style:font-size-asian="16pt" style:font-size-complex="16pt"/>
    </style:style>
    <style:style style:name="T13" style:parent-style-name="Fuentedepárrafopredeter." style:family="text">
      <style:text-properties fo:font-weight="bold" style:font-weight-asian="bold" style:font-weight-complex="bold" fo:font-size="16pt" style:font-size-asian="16pt" style:font-size-complex="16pt"/>
    </style:style>
    <style:style style:name="T14" style:parent-style-name="Fuentedepárrafopredeter." style:family="text">
      <style:text-properties fo:font-weight="bold" style:font-weight-asian="bold" style:font-weight-complex="bold" fo:letter-spacing="-0.0013in" fo:font-size="16pt" style:font-size-asian="16pt" style:font-size-complex="16pt"/>
    </style:style>
    <style:style style:name="T15" style:parent-style-name="Fuentedepárrafopredeter." style:family="text">
      <style:text-properties fo:font-weight="bold" style:font-weight-asian="bold" style:font-weight-complex="bold" fo:font-size="16pt" style:font-size-asian="16pt" style:font-size-complex="16pt"/>
    </style:style>
    <style:style style:name="T16" style:parent-style-name="Fuentedepárrafopredeter." style:family="text">
      <style:text-properties fo:font-weight="bold" style:font-weight-asian="bold" style:font-weight-complex="bold" fo:letter-spacing="-0.0013in" fo:font-size="16pt" style:font-size-asian="16pt" style:font-size-complex="16pt"/>
    </style:style>
    <style:style style:name="T17" style:parent-style-name="Fuentedepárrafopredeter." style:family="text">
      <style:text-properties fo:font-weight="bold" style:font-weight-asian="bold" style:font-weight-complex="bold" fo:font-size="16pt" style:font-size-asian="16pt" style:font-size-complex="16pt"/>
    </style:style>
    <style:style style:name="P18" style:parent-style-name="Textbody" style:family="paragraph">
      <style:paragraph-properties fo:text-align="center" fo:margin-bottom="0.1965in"/>
      <style:text-properties style:font-name="TimesNewRomanPS-BoldMT, serif" fo:font-weight="bold" style:font-weight-asian="bold" fo:font-size="14pt" style:font-size-asian="14pt" style:font-size-complex="14pt"/>
    </style:style>
    <style:style style:name="P19" style:parent-style-name="Textbody" style:family="paragraph">
      <style:paragraph-properties fo:margin-bottom="0.1965in"/>
      <style:text-properties style:font-name="TimesNewRomanPS-BoldMT, serif" fo:font-weight="bold" style:font-weight-asian="bold" fo:font-size="13pt" style:font-size-asian="13pt" style:font-size-complex="13pt" fo:language="es" fo:country="ES"/>
    </style:style>
    <style:style style:name="P20" style:parent-style-name="Textbody" style:family="paragraph">
      <style:paragraph-properties fo:margin-bottom="0.1965in" fo:margin-left="0.5in">
        <style:tab-stops/>
      </style:paragraph-properties>
      <style:text-properties style:font-name="TimesNewRomanPS-BoldMT, serif" style:font-weight-complex="bold" fo:language="es" fo:country="ES"/>
    </style:style>
    <style:style style:name="P21" style:parent-style-name="Textbody" style:family="paragraph">
      <style:paragraph-properties fo:margin-bottom="0.1965in"/>
      <style:text-properties style:font-name="TimesNewRomanPS-BoldMT, serif" fo:font-weight="bold" style:font-weight-asian="bold" fo:font-size="13pt" style:font-size-asian="13pt" style:font-size-complex="13pt" fo:language="es" fo:country="ES"/>
    </style:style>
    <style:style style:name="P22" style:parent-style-name="Textbody" style:family="paragraph">
      <style:paragraph-properties fo:margin-bottom="0.1965in" fo:margin-left="0.5in">
        <style:tab-stops/>
      </style:paragraph-properties>
      <style:text-properties style:font-name="TimesNewRomanPS-BoldMT, serif" style:font-weight-complex="bold" fo:language="es" fo:country="ES"/>
    </style:style>
    <style:style style:name="P23" style:parent-style-name="Textbody" style:family="paragraph">
      <style:paragraph-properties fo:margin-bottom="0.1965in"/>
      <style:text-properties style:font-name="TimesNewRomanPS-BoldMT, serif" fo:font-weight="bold" style:font-weight-asian="bold" fo:font-size="13pt" style:font-size-asian="13pt" style:font-size-complex="13pt" fo:language="es" fo:country="ES"/>
    </style:style>
    <style:style style:name="P24" style:parent-style-name="Textbody" style:family="paragraph">
      <style:paragraph-properties fo:margin-bottom="0.1965in" fo:margin-left="0.5in">
        <style:tab-stops/>
      </style:paragraph-properties>
      <style:text-properties style:font-name="TimesNewRomanPS-BoldMT, serif" style:font-weight-complex="bold" fo:language="es" fo:country="ES"/>
    </style:style>
    <style:style style:name="P25" style:parent-style-name="Textbody" style:family="paragraph">
      <style:paragraph-properties fo:margin-bottom="0.1965in"/>
      <style:text-properties style:font-name="TimesNewRomanPS-BoldMT, serif" fo:font-weight="bold" style:font-weight-asian="bold" fo:font-size="13pt" style:font-size-asian="13pt" style:font-size-complex="13pt" fo:language="es" fo:country="ES"/>
    </style:style>
    <style:style style:name="P26" style:parent-style-name="Textbody" style:family="paragraph">
      <style:paragraph-properties fo:margin-bottom="0.1965in" fo:margin-left="0.5in">
        <style:tab-stops/>
      </style:paragraph-properties>
      <style:text-properties style:font-name="TimesNewRomanPS-BoldMT, serif" style:font-weight-complex="bold" fo:language="es" fo:country="ES"/>
    </style:style>
    <style:style style:name="P27" style:parent-style-name="Textbody" style:family="paragraph">
      <style:paragraph-properties fo:margin-bottom="0.1965in"/>
      <style:text-properties style:font-name="TimesNewRomanPS-BoldMT, serif" fo:font-weight="bold" style:font-weight-asian="bold" fo:font-size="13pt" style:font-size-asian="13pt" style:font-size-complex="13pt" fo:language="es" fo:country="ES"/>
    </style:style>
    <style:style style:name="P28" style:parent-style-name="Textbody" style:family="paragraph">
      <style:paragraph-properties fo:margin-bottom="0.1965in" fo:margin-left="0.5in">
        <style:tab-stops/>
      </style:paragraph-properties>
      <style:text-properties style:font-name="TimesNewRomanPS-BoldMT, serif" style:font-weight-complex="bold" fo:language="es" fo:country="ES"/>
    </style:style>
    <style:style style:name="P29" style:parent-style-name="Textbody" style:family="paragraph">
      <style:paragraph-properties fo:margin-bottom="0.1965in" fo:margin-left="0.5in">
        <style:tab-stops/>
      </style:paragraph-properties>
      <style:text-properties style:font-name="TimesNewRomanPS-BoldMT, serif" style:font-weight-complex="bold" fo:language="es" fo:country="ES"/>
    </style:style>
    <style:style style:name="P30" style:parent-style-name="Textbody" style:family="paragraph">
      <style:paragraph-properties fo:margin-bottom="0.1965in"/>
      <style:text-properties style:font-name="TimesNewRomanPS-BoldMT, serif" fo:font-weight="bold" style:font-weight-asian="bold" fo:font-size="13pt" style:font-size-asian="13pt" style:font-size-complex="13pt" fo:language="es" fo:country="ES"/>
    </style:style>
    <style:style style:name="P31" style:parent-style-name="Textbody" style:family="paragraph">
      <style:paragraph-properties fo:margin-bottom="0.1965in" fo:margin-left="0.5in">
        <style:tab-stops/>
      </style:paragraph-properties>
      <style:text-properties style:font-name="TimesNewRomanPS-BoldMT, serif" style:font-weight-complex="bold" fo:language="es" fo:country="ES"/>
    </style:style>
    <style:style style:name="P32" style:parent-style-name="Textbody" style:family="paragraph">
      <style:paragraph-properties fo:margin-bottom="0.1965in"/>
      <style:text-properties style:font-name="TimesNewRomanPS-BoldMT, serif" fo:font-weight="bold" style:font-weight-asian="bold" fo:font-size="13pt" style:font-size-asian="13pt" style:font-size-complex="13pt" fo:language="es" fo:country="ES"/>
    </style:style>
    <style:style style:name="P33" style:parent-style-name="Textbody" style:family="paragraph">
      <style:paragraph-properties fo:margin-bottom="0.1965in" fo:margin-left="0.5in">
        <style:tab-stops/>
      </style:paragraph-properties>
      <style:text-properties style:font-name="TimesNewRomanPS-BoldMT, serif" fo:font-weight="bold" style:font-weight-asian="bold" fo:font-size="13pt" style:font-size-asian="13pt" style:font-size-complex="13pt" fo:language="es" fo:country="ES"/>
    </style:style>
    <style:style style:name="P34" style:parent-style-name="Textbody" style:family="paragraph">
      <style:paragraph-properties fo:margin-bottom="0.1965in"/>
      <style:text-properties style:font-name="TimesNewRomanPS-BoldMT, serif" fo:font-weight="bold" style:font-weight-asian="bold" fo:font-size="13pt" style:font-size-asian="13pt" style:font-size-complex="13pt" fo:language="es" fo:country="ES"/>
    </style:style>
    <style:style style:name="P35" style:parent-style-name="Textbody" style:family="paragraph">
      <style:paragraph-properties fo:margin-bottom="0.1965in" fo:margin-left="0.5in">
        <style:tab-stops/>
      </style:paragraph-properties>
      <style:text-properties style:font-name="TimesNewRomanPS-BoldMT, serif" style:font-weight-complex="bold" fo:language="es" fo:country="ES"/>
    </style:style>
    <style:style style:name="P36" style:parent-style-name="Textbody" style:family="paragraph">
      <style:paragraph-properties fo:margin-bottom="0.1965in"/>
      <style:text-properties style:font-name="TimesNewRomanPS-BoldMT, serif" fo:font-weight="bold" style:font-weight-asian="bold" fo:font-size="13pt" style:font-size-asian="13pt" style:font-size-complex="13pt" fo:language="es" fo:country="ES"/>
    </style:style>
    <style:style style:name="P37" style:parent-style-name="Textbody" style:family="paragraph">
      <style:paragraph-properties fo:margin-bottom="0.1965in" fo:margin-left="0.5in">
        <style:tab-stops/>
      </style:paragraph-properties>
      <style:text-properties style:font-name="TimesNewRomanPS-BoldMT, serif" style:font-weight-complex="bold" fo:language="es" fo:country="ES"/>
    </style:style>
    <style:style style:name="P38" style:parent-style-name="Textbody" style:family="paragraph">
      <style:paragraph-properties fo:margin-bottom="0.1965in"/>
    </style:style>
    <style:style style:name="T39" style:parent-style-name="Fuentedepárrafopredeter." style:family="text">
      <style:text-properties style:font-name="TimesNewRomanPS-BoldMT, serif" fo:font-weight="bold" style:font-weight-asian="bold" fo:font-size="13pt" style:font-size-asian="13pt" style:font-size-complex="13pt" fo:language="en" fo:country="US"/>
    </style:style>
    <style:style style:name="T40" style:parent-style-name="Fuentedepárrafopredeter." style:family="text">
      <style:text-properties style:font-name="TimesNewRomanPS-BoldMT, serif" fo:font-weight="bold" style:font-weight-asian="bold" fo:font-size="13pt" style:font-size-asian="13pt" style:font-size-complex="13pt" fo:language="es" fo:country="ES"/>
    </style:style>
    <style:style style:name="P41" style:parent-style-name="Textbody" style:family="paragraph">
      <style:paragraph-properties fo:margin-bottom="0.1965in" fo:margin-left="0.5in">
        <style:tab-stops/>
      </style:paragraph-properties>
      <style:text-properties style:font-weight-complex="bold"/>
    </style:style>
    <style:style style:name="P42" style:parent-style-name="Textbody" style:family="paragraph">
      <style:paragraph-properties fo:margin-bottom="0.1965in"/>
      <style:text-properties style:font-name="TimesNewRomanPS-BoldMT, serif" fo:font-weight="bold" style:font-weight-asian="bold" fo:font-size="13pt" style:font-size-asian="13pt" style:font-size-complex="13pt" fo:language="es" fo:country="ES"/>
    </style:style>
    <style:style style:name="P43" style:parent-style-name="Textbody" style:family="paragraph">
      <style:paragraph-properties fo:margin-bottom="0.1965in" fo:margin-left="0.5in">
        <style:tab-stops/>
      </style:paragraph-properties>
      <style:text-properties style:font-name="TimesNewRomanPS-BoldMT, serif" style:font-weight-complex="bold" fo:font-size="13pt" style:font-size-asian="13pt" style:font-size-complex="13pt" fo:language="es" fo:country="ES"/>
    </style:style>
    <style:style style:name="P44" style:parent-style-name="Textbody" style:family="paragraph">
      <style:paragraph-properties fo:margin-bottom="0.1965in"/>
      <style:text-properties style:font-name="TimesNewRomanPS-BoldMT, serif" fo:font-weight="bold" style:font-weight-asian="bold"/>
    </style:style>
    <style:style style:name="P45" style:parent-style-name="Standard" style:family="paragraph">
      <style:paragraph-properties fo:margin-bottom="0.1965in"/>
      <style:text-properties fo:font-weight="bold" style:font-weight-asian="bold" fo:color="#1F497D"/>
    </style:style>
    <style:style style:name="P46" style:parent-style-name="Standard" style:family="paragraph">
      <style:paragraph-properties fo:margin-bottom="0.1965in"/>
    </style:style>
    <style:style style:name="P47" style:parent-style-name="Standard" style:family="paragraph">
      <style:paragraph-properties fo:margin-bottom="0.1965in"/>
    </style:style>
  </office:automatic-styles>
  <office:body>
    <office:text text:use-soft-page-breaks="true">
      <text:p text:style-name="P1"/>
      <text:p text:style-name="P9"><text:span text:style-name="T10">Alumno/a: Manuel Ariza Serrano</text:span></text:p>
      <text:p text:style-name="P11"><text:span text:style-name="T12">[Actividad o P</text:span><text:span text:style-name="T13">R</text:span><text:span text:style-name="T14">ÁCT</text:span><text:span text:style-name="T15">I</text:span><text:span text:style-name="T16">C</text:span><text:span text:style-name="T17">A nº 1.3 ]</text:span></text:p>
      <text:p text:style-name="P18">[Navegadores y herramientas de desarrollo]</text:p>
      <text:list text:style-name="LFO1" text:continue-numbering="true">
        <text:list-item>
          <text:p text:style-name="P19">Qué es un navegador y su relación con el servidor web.</text:p>
        </text:list-item>
      </text:list>
      <text:p text:style-name="P20">Un navegador es un programa que permite el acceso a la Web,<text:s/>interpretando la información de distintos tipos de archivos y sitios web para que estos puedan ser vistos. El Servidor web se ejecuta en un ordenador manteniéndose a la espera de peticiones por parte de un navegador.</text:p>
      <text:list text:style-name="LFO1" text:continue-numbering="true">
        <text:list-item>
          <text:p text:style-name="P21">Indica cuál es el funcionamiento básico<text:s/>de un navegador.</text:p>
        </text:list-item>
      </text:list>
      <text:p text:style-name="P22">Permitir la visualización de documentos de texto, posiblemente con recursos multimedia incrustados. Además, permite visitar páginas web y hacer actividades en ella, es decir, enlazar un sitio con otro, imprimir, enviar y recibir correo, entre otras funcionalidades más.</text:p>
      <text:list text:style-name="LFO1" text:continue-numbering="true">
        <text:list-item>
          <text:p text:style-name="P23">Indica qué es Flash y su relación con los navegadores actuales.</text:p>
        </text:list-item>
      </text:list>
      <text:p text:style-name="P24">Permite reproducir archivos en formato SWF, creados con la herramienta Animate CC2​ o Flex de la propia Adobe, o con otras herramientas de terceros. Estos archivos se reproducen en un entorno determinado. En un sistema operativo tiene el formato de aplicación del sistema, mientras que si el entorno es un navegador, su formato es el de un complemento u objeto ActiveX.<text:s/><text:tab/><text:s text:c="4"/>Actualmente está en todos los navegadores<text:s/>menos en Google Chrome ya que lo ha bloqueado por posibles ataques, pero cada vez se usa menos en las páginas. Con el navegador Mozilla Firefox tuvo problemas en 2015, cuando éstos criticaron al Flash por sus vulnerabilidades.</text:p>
      <text:list text:style-name="LFO1" text:continue-numbering="true">
        <text:list-item>
          <text:p text:style-name="P25">Indica qué es un applet y su<text:s/>relación con los navegadores actuales.</text:p>
        </text:list-item>
      </text:list>
      <text:p text:style-name="P26">Un applet es un componente de una aplicación que se ejecuta en el contexto de otro programa, por ejemplo, en un navegador web. El applet debe ejecutarse en un contenedor, que le proporciona un programa anfitrión, mediante un plugin,1​o en aplicaciones como teléfonos móviles que soportan el modelo de programación por "applets". Es compatible con la mayoría de los navegadores web. La relación que tiene con los navegadores es que necesita un navegador para ejecutarse.</text:p>
      <text:list text:style-name="LFO1" text:continue-numbering="true">
        <text:list-item>
          <text:p text:style-name="P27">Qué es el motor de renderizado (render engine) en un navegador. Indica los más destacados en la actualidad y asócialos a cada navegador.</text:p>
        </text:list-item>
      </text:list>
      <text:p text:style-name="P28">Es software que toma contenido marcado (como HTML, XML, archivos de imágenes, etc.) e información de formateo (como CSS, XSL, etc.) y luego muestra el contenido ya formateado en la pantalla de aplicaciones. Webkit es para los navegadores de Apple; Blink para los de Google y los navegadores basados en Chronium; Gecko para Mozilla Firefox; Servo para el navegador experimental de Mozilla.</text:p>
      <text:p text:style-name="P29"/>
      <text:soft-page-break/>
      <text:list text:style-name="LFO1" text:continue-numbering="true">
        <text:list-item>
          <text:p text:style-name="P30">Qué es el intérprete de JavaScript (JavaScript engine) en un navegador. Indica los más destacados en la actualidad y asócialos a su navegador.</text:p>
        </text:list-item>
      </text:list>
      <text:p text:style-name="P31">El JavaScript engine<text:s/>es un intérprete informático que interpreta el código fuente en lenguaje JavaScript y ejecuta un script acorde a las instrucciones dadas<text:s/>en un navegador.<text:s/>El motor usado por Google es el motor de código abierto V8, Mozilla sigue<text:s/>utilizando<text:s/>su Monkey (OdinMonkey, para Firefox 22), Microsoft<text:s/>utiliza<text:s/>Chakra para su Internet Explorer, mientras que en Safari/Apple<text:s/>usan el<text:s/>motor Nitro</text:p>
      <text:list text:style-name="LFO1" text:continue-numbering="true">
        <text:list-item>
          <text:p text:style-name="P32">El mismo código JavaScript va a se ejecutado en distintos navegadores. Explica las particularidades de la programación de guiones y sus ventajas y desventajas sobre la programación tradicional.</text:p>
        </text:list-item>
      </text:list>
      <text:p text:style-name="P33"/>
      <text:list text:style-name="LFO1" text:continue-numbering="true">
        <text:list-item>
          <text:p text:style-name="P34">Microsoft pretende realizar un cambio de rumbo en su navegador Edge. Comenta el estado actual y los cambios.</text:p>
        </text:list-item>
      </text:list>
      <text:p text:style-name="P35">Va a ser basado en Chronium que le ayudará a soportar más carga para los motores de javascript y de renderizado, ya que usará los que usa todos los navegadores basados en Chronium.</text:p>
      <text:list text:style-name="LFO1" text:continue-numbering="true">
        <text:list-item>
          <text:p text:style-name="P36">Firefox Quantum. Averigua qué es y destaca alguna<text:s/>de sus ventajas.</text:p>
        </text:list-item>
      </text:list>
      <text:p text:style-name="P37">Es un navegador como el Mozilla Firefox, solo que más versátil y con más herramientas útiles para los desarrolladores. Su principal ventaja es que para los desarrolladores le da más facilidades para desarrollar lo que quieran desarrollar.</text:p>
      <text:list text:style-name="LFO1" text:continue-numbering="true">
        <text:list-item>
          <text:p text:style-name="P38"><text:span text:style-name="T39">Chrome Dev Tools, Chrome Canary y Timeline.<text:s/></text:span><text:span text:style-name="T40">Averigua qué son.</text:span></text:p>
        </text:list-item>
      </text:list>
      <text:p text:style-name="P41">Chrome DevTools es un conjunto de herramientas de creación web y depuración integrado en Google Chrome. Usa DevTools para iterar y depurar tu sitio, y para crear un perfil de él. Chrome Canary es como Firefox Quantum, es decir una version de Chrome más versatil para desarrolladores.</text:p>
      <text:list text:style-name="LFO1" text:continue-numbering="true">
        <text:list-item>
          <text:p text:style-name="P42">Stackblitz. Averigua qué es y crea un primer proyecto en él. Indica qué ventajas tiene.</text:p>
        </text:list-item>
      </text:list>
      <text:p text:style-name="P43">Es un IDE que sirve para desarrollar aplicaciones web desde la nube.</text:p>
      <text:p text:style-name="P44"/>
      <text:p text:style-name="P45"/>
      <text:p text:style-name="P46"/>
      <text:p text:style-name="P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TimesNewRomanPS-BoldMT, serif" svg:font-family="TimesNewRomanPS-BoldMT, 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Título2" style:display-name="Título 2" style:family="paragraph" style:parent-style-name="Encabezado" style:next-style-name="Textbody" style:default-outline-level="2">
      <style:text-properties style:font-name="Times New Roman" style:font-name-asian="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Encabezado" style:display-name="Encabezado"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S" style:display-name="INS" style:family="text"/>
    <style:style style:name="StrongEmphasis" style:display-name="Strong Emphasis" style:family="text">
      <style:text-properties fo:font-weight="bold" style:font-weight-asian="bold" style:font-weight-complex="bold"/>
    </style:style>
    <style:style style:name="Énfasis" style:display-name="Énfasis" style:family="text">
      <style:text-properties fo:font-style="italic" style:font-style-asian="italic" style:font-style-complex="italic"/>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73in" fo:page-height="11.6923in" style:print-orientation="portrait" fo:margin-top="0.3437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9583in"/>
      </style:header-style>
      <style:footer-style>
        <style:header-footer-properties style:dynamic-spacing="true" fo:min-height="0in"/>
      </style:footer-style>
    </style:page-layout>
    <style:style style:name="P2" style:parent-style-name="Standard" style:family="paragraph">
      <style:paragraph-properties style:text-autospace="none" fo:text-align="justify" fo:margin-top="0.009in" fo:line-height="0.1666in" fo:margin-left="0.0694in">
        <style:tab-stops/>
      </style:paragraph-properties>
    </style:style>
    <style:style style:name="T3" style:parent-style-name="Fuentedepárrafopredeter." style:family="text">
      <style:text-properties fo:letter-spacing="-0.0013in"/>
    </style:style>
    <style:style style:name="T4" style:parent-style-name="Fuentedepárrafopredeter." style:family="text">
      <style:text-properties fo:letter-spacing="-0.0013in"/>
    </style:style>
    <style:style style:name="T5" style:parent-style-name="Fuentedepárrafopredeter." style:family="text">
      <style:text-properties fo:letter-spacing="-0.0013in"/>
    </style:style>
    <style:style style:name="P6" style:parent-style-name="Standard" style:family="paragraph">
      <style:paragraph-properties style:text-autospace="none" fo:text-align="justify" fo:margin-top="0.0006in" fo:line-height="0.1527in" fo:margin-left="0.0694in">
        <style:tab-stops/>
      </style:paragraph-properties>
    </style:style>
    <style:style style:name="P7" style:parent-style-name="Standard" style:family="paragraph">
      <style:paragraph-properties style:text-autospace="none" fo:text-align="justify" fo:line-height="0.1388in"/>
      <style:text-properties fo:font-size="10pt" style:font-size-asian="10pt" style:font-size-complex="10pt"/>
    </style:style>
    <style:style style:name="P8" style:parent-style-name="Standard" style:family="paragraph">
      <style:paragraph-properties style:text-autospace="none" fo:text-align="justify" fo:line-height="0.1388in"/>
      <style:text-properties fo:font-size="10pt" style:font-size-asian="10pt" style:font-size-complex="10pt"/>
    </style:style>
    <style:style style:family="graphic" style:name="a0" style:parent-style-name="Graphics">
      <style:graphic-properties fo:border="0.01042in none" fo:background-color="#ffffff" style:wrap="run-through" style:run-through="background" draw:opacity="100%"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text:span text:style-name="T3"><text:line-break/></text:span><text:span text:style-name="T4">Curso y Ciclo: <text:s/></text:span><draw:frame draw:z-index="251659264" draw:style-name="a0" draw:name="gráficos1" text:anchor-type="paragraph" svg:x="5.73661in" svg:y="-0.01102in" svg:width="0.98543in" svg:height="0.77717in" style:rel-width="scale" style:rel-height="scale"><draw:image xlink:href="media/image1.emf" xlink:type="simple" xlink:show="embed" xlink:actuate="onLoad"/><svg:title/><svg:desc/></draw:frame><text:span text:style-name="T5">2º DAW</text:span></text:p>
        <text:p text:style-name="P6"><text:line-break/>Módulo: DWEC</text:p>
        <text:p text:style-name="P7"/>
        <text:p text:style-name="P8"/>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anuel Ariza Serrano</meta:initial-creator>
    <dc:creator>Manuel Ariza Serrano</dc:creator>
    <meta:creation-date>2019-10-02T11:36:00Z</meta:creation-date>
    <dc:date>2019-10-03T16:53:00Z</dc:date>
    <meta:print-date>2012-11-26T06:21:00Z</meta:print-date>
    <meta:template xlink:href="Normal" xlink:type="simple"/>
    <meta:editing-cycles>4</meta:editing-cycles>
    <meta:editing-duration>PT4920S</meta:editing-duration>
    <meta:user-defined meta:name="Info 1"/>
    <meta:user-defined meta:name="Info 2"/>
    <meta:user-defined meta:name="Info 3"/>
    <meta:user-defined meta:name="Info 4"/>
    <meta:document-statistic meta:page-count="2" meta:paragraph-count="8" meta:word-count="674" meta:character-count="4373" meta:row-count="30" meta:non-whitespace-character-count="3707"/>
  </office:meta>
</office:document-meta>
</file>